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20pt" style:text-underline-style="none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center" style:justify-single-word="false"/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ssier d'études</text:p>
      <text:p text:style-name="P1">Application Responsables Hospitaliers</text:p>
      <text:list xml:id="list6224158188981534682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/>
                                            </text:list-header>
                                            <text:list-item>
                                              <text:p text:style-name="P3"/>
                                            </text:list-item>
                                            <text:list-item>
                                              <text:p text:style-name="P3">Shéma BDD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4:30:06.82</meta:creation-date>
    <meta:generator>OpenOffice.org/3.4.1$Win32 OpenOffice.org_project/341m1$Build-9593</meta:generator>
    <meta:document-statistic meta:table-count="0" meta:image-count="0" meta:object-count="0" meta:page-count="1" meta:paragraph-count="3" meta:word-count="8" meta:character-count="64"/>
    <dc:date>2018-09-22T14:31:54.22</dc:date>
    <meta:editing-duration>PT1M47S</meta:editing-duration>
    <meta:editing-cycles>1</meta:editing-cycles>
  </office:meta>
</office:document-meta>
</file>